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" manifest:media-type="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Object 1" manifest:media-type="application/octet-stream"/>
  <manifest:file-entry manifest:full-path="Object 2" manifest:media-type="application/octet-stream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1" svg:font-family="Times" style:font-family-generic="roman"/>
    <style:font-face style:name="New Century Schoolbook" svg:font-family="'New Century Schoolbook'" style:font-family-generic="system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gp-topptekst1">
      <style:paragraph-properties fo:text-align="start" style:justify-single-word="false"/>
    </style:style>
    <style:style style:name="P2" style:family="paragraph" style:parent-style-name="gp-topp2">
      <style:paragraph-properties fo:line-height="0.1665in"/>
    </style:style>
    <style:style style:name="P3" style:family="paragraph" style:parent-style-name="gp-topp4">
      <style:paragraph-properties fo:line-height="0.1665in"/>
    </style:style>
    <style:style style:name="P4" style:family="paragraph" style:parent-style-name="gp-bunn1">
      <style:text-properties fo:language="en" fo:country="GB"/>
    </style:style>
    <style:style style:name="P5" style:family="paragraph" style:parent-style-name="Normal">
      <style:paragraph-properties fo:line-height="0.1665in"/>
    </style:style>
    <style:style style:name="P6" style:family="paragraph" style:parent-style-name="Normal">
      <style:paragraph-properties fo:padding-left="0in" fo:padding-right="0in" fo:padding-top="0in" fo:padding-bottom="0.0138in" fo:border-left="none" fo:border-right="none" fo:border-top="none" fo:border-bottom="0.0102in solid #000000" style:shadow="none"/>
    </style:style>
    <style:style style:name="P7" style:family="paragraph" style:parent-style-name="Normal">
      <style:paragraph-properties fo:padding-left="0in" fo:padding-right="0in" fo:padding-top="0.0138in" fo:padding-bottom="0in" fo:border-left="none" fo:border-right="none" fo:border-top="0.0102in solid #000000" fo:border-bottom="none" style:shadow="none"/>
    </style:style>
    <style:style style:name="P8" style:family="paragraph" style:parent-style-name="Standard">
      <style:text-properties style:font-name="Times1" fo:font-size="12pt" style:font-size-asian="12pt" style:font-size-complex="12pt"/>
    </style:style>
    <style:style style:name="P9" style:family="paragraph" style:parent-style-name="Normal" style:list-style-name="L1"/>
    <style:style style:name="P10" style:family="paragraph" style:parent-style-name="Normal" style:master-page-name="MPF0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1" style:family="paragraph" style:parent-style-name="Normal">
      <style:paragraph-properties fo:padding-left="0in" fo:padding-right="0in" fo:padding-top="0.0138in" fo:padding-bottom="0in" fo:border-left="none" fo:border-right="none" fo:border-top="0.0102in solid #000000" fo:border-bottom="none" style:shadow="none"/>
    </style:style>
    <style:style style:name="T1" style:family="text">
      <style:text-properties fo:language="en" fo:country="GB"/>
    </style:style>
    <style:style style:name="T2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font-name="Times1" fo:font-size="12pt" style:font-size-asian="12pt" style:font-size-complex="12pt"/>
    </style:style>
    <style:style style:name="fr1" style:family="graphic" style:parent-style-name="a0">
      <style:graphic-properties fo:margin-left="0.1252in" fo:margin-right="0.1252in" fo:margin-top="0.1252in" fo:margin-bottom="0.1252in" style:wrap="parallel" style:number-wrapped-paragraphs="no-limit" style:vertical-pos="from-top" style:vertical-rel="page" style:horizontal-pos="from-left" style:horizontal-rel="page" fo:padding="0in" fo:border="none" style:shadow="none" style:writing-mode="lr-tb"/>
    </style:style>
    <style:style style:name="fr2" style:family="graphic" style:parent-style-name="a0">
      <style:graphic-properties style:wrap="parallel" style:number-wrapped-paragraphs="no-limit" style:vertical-pos="from-top" style:vertical-rel="page" style:horizontal-pos="left" style:horizontal-rel="page-content" fo:padding="0in" fo:border="none" style:shadow="none" style:writing-mode="lr-tb"/>
    </style:style>
    <style:style style:name="fr3" style:family="graphic" style:parent-style-name="OLE">
      <style:graphic-properties style:vertical-pos="top" style:vertical-rel="baseline" draw:ole-draw-aspect="1" draw:visible-area-width="1.9685in" draw:visible-area-height="1.9685in"/>
    </style:style>
    <text:list-style style:name="L1">
      <text:list-level-style-number text:level="1" text:style-name="WW_5f_CharLFO2LVL1" style:num-suffix=") " style:num-format="A" style:num-letter-sync="true" text:start-value="2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AGBESKRIVELSE FOR EMNER SOM TAS I FORM AV SPESIALPENSA SOM DEL AV OPPLÆRINGSDELEN I PH.D.-PROGRAMMET</text:p>
      <text:p text:style-name="Normal"/>
      <text:p text:style-name="Normal"/>
      <text:p text:style-name="Normal">Emnets kode og tittel: INF9101SP - <text:span text:style-name="T2">Experimental Design</text:span></text:p>
      <text:p text:style-name="Normal"/>
      <text:p text:style-name="Normal">Emnet er tilrettelagt for: Kjetil Kjernsmo</text:p>
      <text:p text:style-name="Normal"/>
      <text:p text:style-name="Normal">Faglærer: John Tyssedal, NTNU</text:p>
      <text:p text:style-name="Normal"/>
      <text:p text:style-name="Normal">Antall studiepoeng: 10</text:p>
      <text:p text:style-name="Normal"/>
      <text:p text:style-name="Normal">Undervisningsform (seminar, kollokvium, laboratoriekurs, selvstudium m.m.):</text:p>
      <text:p text:style-name="Normal">Selvstudium</text:p>
      <text:p text:style-name="Normal"/>
      <text:p text:style-name="Normal">Evalueringsform (muntlig/skriftlig eksamen/ innlevering med mer- som skal bedømmes til bestått/ikke bestått):</text:p>
      <text:p text:style-name="Normal">Muntlig med bestått/ikke bestått.</text:p>
      <text:p text:style-name="Normal"/>
      <text:p text:style-name="Normal"/>
      <text:p text:style-name="Normal"/>
      <text:p text:style-name="Normal"/>
      <text:p text:style-name="Normal">Trondheim……………… <text:s text:c="43"/>……………………………………..</text:p>
      <text:p text:style-name="Normal"><text:tab/><text:tab/><text:tab/><text:tab/><text:tab/><text:tab/><text:tab/><text:tab/>faglærer</text:p>
      <text:p text:style-name="P6"/>
      <text:p text:style-name="Normal"/>
      <text:p text:style-name="Normal">FAGBESKRIVELSE:</text:p>
      <text:p text:style-name="Normal"/>
      <text:p text:style-name="Normal">A) <text:s/>Oversikt over innhold. <text:s/>Minimum 100 ord.</text:p>
      <text:p text:style-name="Normal">Pensumet bruker samme bok som et kurs tidligere gitt ved Matematisk institutt, UiO som STK9140.</text:p>
      <text:p text:style-name="Normal">Det inneholder grunnleggende konsepter for eksperimentdesign og regresjonsanalyse, eksperimenter med en eller flere faktorer, fulle og fraksjonerte faktorielle eksperimenter med to eller tre nivåer,</text:p>
      <text:p text:style-name="Normal">herunder randomiserte blokk-designs, metoder for å finne hovedeffekter og vekselvirkninger, ANOVA, Lenths metode, effekt-aliasing og resolusjon, blokking i fraksjonerte designs.</text:p>
      <text:p text:style-name="Normal">Videre, andre design og analyseteknikker for eksperimenter med flere enn to nivåer samt ikke-regulære eksperimenter. </text:p>
      <text:p text:style-name="Normal"><text:soft-page-break/>Pensumet skiller seg fra STK9140 først og fremst ved at responsflate-metodologi og robust parameter-design erstattes med teknikker for eksperimenter med flere enn to nivåer og ikke-regulære design. <text:s/></text:p>
      <text:p text:style-name="Normal"/>
      <text:p text:style-name="Normal"/>
      <text:list xml:id="list2504672801" text:style-name="L1">
        <text:list-item>
          <text:p text:style-name="P9">LÆREBØKER:</text:p>
        </text:list-item>
      </text:list>
      <text:p text:style-name="Normal"/>
      <text:p text:style-name="Normal">Forfatter:<text:tab/><text:tab/>Tittel:<text:tab/><text:tab/><text:tab/><text:tab/>Utgiversted/år:<text:tab/>Pensumsider:</text:p>
      <text:p text:style-name="P7">C. F. Wu &amp; <text:tab/><text:tab/>Experiments, Planning,<text:tab/>New Jersey, 2009<text:tab/>Kap 1.</text:p>
      <text:p text:style-name="P7">Michael S. Hamada<text:tab/>Analysis and Optimization<text:tab/><text:tab/><text:tab/><text:tab/>Kap 2.</text:p>
      <text:p text:style-name="Normal"><text:tab/><text:tab/><text:tab/><text:tab/><text:tab/><text:tab/><text:tab/><text:tab/><text:tab/><text:tab/>Kap 3: 3.1 – 3.3</text:p>
      <text:p text:style-name="Normal"><text:tab/><text:tab/><text:tab/><text:tab/><text:tab/><text:tab/><text:tab/><text:tab/><text:tab/><text:tab/>Kap 4: 4.1 – 4.9</text:p>
      <text:p text:style-name="P8"><text:tab/><text:tab/><text:tab/><text:tab/><text:tab/><text:tab/><text:tab/><text:tab/><text:tab/><text:tab/>Kap 5.</text:p>
      <text:p text:style-name="P8"><text:tab/><text:tab/><text:tab/><text:tab/><text:tab/><text:tab/><text:tab/><text:tab/><text:tab/><text:tab/>Kap 6.</text:p>
      <text:p text:style-name="P8"><text:tab/><text:tab/><text:tab/><text:tab/><text:tab/><text:tab/><text:tab/><text:tab/><text:tab/><text:tab/>Kap 7: 7.1 – 7.4</text:p>
      <text:p text:style-name="Normal"><text:tab/><text:tab/><text:tab/><text:tab/><text:tab/><text:tab/><text:tab/><text:tab/><text:tab/><text:tab/>Kap 8: 8.1 – 8.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) <text:s/>TIDSSKRIFTARTIKLER:</text:p>
      <text:p text:style-name="Normal"/>
      <text:p text:style-name="Normal">Tidsskrift navn, nr., år:<text:tab/><text:tab/><text:tab/>Forfatter:<text:tab/><text:tab/><text:tab/>Artikkeltittel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imes1" svg:font-family="Times" style:font-family-generic="roman"/>
    <style:font-face style:name="New Century Schoolbook" svg:font-family="'New Century Schoolbook'" style:font-family-generic="system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ew York" fo:font-size="10pt" fo:letter-spacing="normal" fo:language="nb" fo:country="NO" fo:font-style="normal" style:text-underline-style="none" fo:font-weight="normal" style:letter-kerning="false" fo:background-color="transparent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il1" style:family="paragraph" style:parent-style-name="Heading_20_1" style:auto-update="true" style:default-outline-level="1">
      <style:paragraph-properties fo:margin-left="0.25in" fo:margin-right="0in" fo:line-height="150%" fo:hyphenation-ladder-count="no-limit" fo:text-indent="0in" style:auto-text-indent="false">
        <style:tab-stops>
          <style:tab-stop style:position="0.3839in"/>
        </style:tab-stops>
      </style:paragraph-properties>
      <style:text-properties fo:color="#000000" style:font-name="Arial" fo:font-size="16pt" fo:font-weight="normal" style:letter-kerning="true" style:font-size-asian="16pt" style:language-asian="en" style:country-asian="US" style:font-weight-asian="normal" style:font-name-complex="Arial" style:font-size-complex="16pt" style:font-weight-complex="bold" fo:hyphenate="false" fo:hyphenation-remain-char-count="0" fo:hyphenation-push-char-count="0"/>
    </style:style>
    <style:style style:name="Stil3" style:family="paragraph" style:parent-style-name="Heading_20_2" style:auto-update="true" style:default-outline-level="2">
      <style:paragraph-properties fo:margin-top="0in" fo:margin-bottom="0in" fo:line-height="150%" fo:hyphenation-ladder-count="no-limit"/>
      <style:text-properties fo:color="#000000" fo:font-size="10pt" fo:font-style="normal" style:font-size-asian="10pt" style:language-asian="en" style:country-asian="US" style:font-style-asian="normal" style:font-name-complex="Times New Roman" style:font-size-complex="10pt" style:font-style-complex="normal" fo:hyphenate="false" fo:hyphenation-remain-char-count="0" fo:hyphenation-push-char-count="0"/>
    </style:style>
    <style:style style:name="Overskrift" style:family="paragraph" style:parent-style-name="Heading_20_7" style:default-outline-level="7">
      <style:paragraph-properties fo:margin-top="0in" fo:margin-bottom="0in" fo:hyphenation-ladder-count="no-limit" fo:keep-with-next="always"/>
      <style:text-properties fo:font-size="11pt" fo:font-weight="bold" style:font-size-asian="11pt" style:language-asian="en" style:country-asian="US" style:font-weight-asian="bold" style:font-size-complex="11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" fo:font-size="12pt" style:font-size-asian="12pt" style:language-asian="nb" style:country-asian="NO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hyphenation-ladder-count="no-limit" fo:keep-with-next="always"/>
      <style:text-properties style:font-name="Times New Roman" fo:font-size="11pt" fo:font-weight="bold" style:font-size-asian="11pt" style:font-weight-asian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1665in" fo:margin-bottom="0.0417in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665in" fo:margin-bottom="0.0417in" fo:hyphenation-ladder-count="no-limit" fo:keep-with-next="always"/>
      <style:text-properties style:font-name="Times New Roman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fo:hyphenation-ladder-count="no-limit"/>
      <style:text-properties style:font-name="Times New Roman"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list-style-name="" style:class="text">
      <style:paragraph-properties fo:margin-top="0.1665in" fo:margin-bottom="0.0417in" fo:hyphenation-ladder-count="no-limit"/>
      <style:text-properties style:font-name="Times New Roman" style:font-size-complex="12pt" fo:hyphenate="false" fo:hyphenation-remain-char-count="0" fo:hyphenation-push-char-count="0"/>
    </style:style>
    <style:style style:name="Footer" style:family="paragraph" style:parent-style-name="Normal" style:next-style-name="Normal" style:class="extra">
      <style:paragraph-properties fo:hyphenation-ladder-count="no-limit">
        <style:tab-stops>
          <style:tab-stop style:position="3.3465in" style:type="center"/>
          <style:tab-stop style:position="6.2992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next-style-name="Normal" style:class="extra">
      <style:paragraph-properties fo:hyphenation-ladder-count="no-limit">
        <style:tab-stops>
          <style:tab-stop style:position="3.3465in" style:type="center"/>
          <style:tab-stop style:position="6.2992in" style:type="right"/>
        </style:tab-stops>
      </style:paragraph-properties>
      <style:text-properties fo:hyphenate="false" fo:hyphenation-remain-char-count="0" fo:hyphenation-push-char-count="0"/>
    </style:style>
    <style:style style:name="gp-bunn2" style:family="paragraph" style:parent-style-name="gp-bunn1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gp-bunn1" style:family="paragraph">
      <style:paragraph-properties fo:line-height="0.1665in" fo:hyphenation-ladder-count="no-limit"/>
      <style:text-properties style:font-name="Times" fo:font-weight="bold" style:language-asian="nb" style:country-asian="NO" style:font-weight-asian="bold" fo:hyphenate="false" fo:hyphenation-remain-char-count="0" fo:hyphenation-push-char-count="0"/>
    </style:style>
    <style:style style:name="gp-topptekst2" style:family="paragraph" style:parent-style-name="gp-topptekst1">
      <style:paragraph-properties fo:hyphenation-ladder-count="no-limit"/>
      <style:text-properties fo:text-transform="uppercase" fo:font-weight="normal" style:font-weight-asian="normal" fo:hyphenate="false" fo:hyphenation-remain-char-count="0" fo:hyphenation-push-char-count="0"/>
    </style:style>
    <style:style style:name="gp-topptekst1" style:family="paragraph" style:parent-style-name="gp-topp2">
      <style:paragraph-properties fo:line-height="100%" fo:hyphenation-ladder-count="no-limit"/>
      <style:text-properties fo:letter-spacing="0.0138in" fo:hyphenate="false" fo:hyphenation-remain-char-count="0" fo:hyphenation-push-char-count="0"/>
    </style:style>
    <style:style style:name="gp-topp2" style:family="paragraph">
      <style:paragraph-properties style:line-height-at-least="0.1665in" fo:text-align="end" style:justify-single-word="false" fo:hyphenation-ladder-count="no-limit"/>
      <style:text-properties style:font-name="Times" fo:font-weight="bold" style:language-asian="nb" style:country-asian="NO" style:font-weight-asian="bold" fo:hyphenate="false" fo:hyphenation-remain-char-count="0" fo:hyphenation-push-char-count="0"/>
    </style:style>
    <style:style style:name="gp-tekst" style:family="paragraph" style:parent-style-name="Normal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gp-sidetall" style:family="paragraph" style:parent-style-name="gp-bunn1">
      <style:paragraph-properties fo:margin-left="0in" fo:margin-right="-4.0075in" fo:text-align="end" style:justify-single-word="false" fo:hyphenation-ladder-count="no-limit" fo:text-indent="0in" style:auto-text-indent="false"/>
      <style:text-properties fo:hyphenate="false" fo:hyphenation-remain-char-count="0" fo:hyphenation-push-char-count="0"/>
    </style:style>
    <style:style style:name="gp-mottaker" style:family="paragraph" style:parent-style-name="gp-topp2">
      <style:paragraph-properties fo:line-height="0.1665in" fo:text-align="start" style:justify-single-word="false" fo:hyphenation-ladder-count="no-limit"/>
      <style:text-properties fo:hyphenate="false" fo:hyphenation-remain-char-count="0" fo:hyphenation-push-char-count="0"/>
    </style:style>
    <style:style style:name="gp-topp3" style:family="paragraph" style:parent-style-name="gp-topp2">
      <style:paragraph-properties fo:line-height="0.1665in"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gp-topp1" style:family="paragraph" style:parent-style-name="Normal">
      <style:paragraph-properties fo:line-height="0.25in" fo:hyphenation-ladder-count="no-limit"/>
      <style:text-properties fo:font-size="16pt" fo:letter-spacing="0.0138in" fo:font-weight="bold" style:font-size-asian="16pt" style:font-weight-asian="bold" fo:hyphenate="false" fo:hyphenation-remain-char-count="0" fo:hyphenation-push-char-count="0"/>
    </style:style>
    <style:style style:name="gp-topp4" style:family="paragraph" style:parent-style-name="gp-topp2">
      <style:paragraph-properties fo:hyphenation-ladder-count="no-limit"/>
      <style:text-properties fo:font-weight="normal" style:font-weight-asian="normal" fo:hyphenate="false" fo:hyphenation-remain-char-count="0" fo:hyphenation-push-char-count="0"/>
    </style:style>
    <style:style style:name="gp-ref_2f_dato" style:display-name="gp-ref/dato" style:family="paragraph" style:parent-style-name="Normal">
      <style:paragraph-properties fo:line-height="0.1665in" fo:hyphenation-ladder-count="no-limit"/>
      <style:text-properties fo:font-size="10pt" style:font-size-asian="10pt" fo:hyphenate="false" fo:hyphenation-remain-char-count="0" fo:hyphenation-push-char-count="0"/>
    </style:style>
    <style:style style:name="gp-logo" style:family="paragraph" style:parent-style-name="gp-topp1">
      <style:paragraph-properties fo:margin-left="0in" fo:margin-right="3.9374in" style:line-height-at-least="0.6945in" fo:hyphenation-ladder-count="no-limit" fo:text-indent="0in" style:auto-text-indent="false"/>
      <style:text-properties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fo:font-size="11pt" style:font-size-asian="11pt" fo:hyphenate="false" fo:hyphenation-remain-char-count="0" fo:hyphenation-push-char-count="0"/>
    </style:style>
    <style:style style:name="Body_20_Text_20_2" style:display-name="Body Text 2" style:family="paragraph" style:parent-style-name="Normal">
      <style:paragraph-properties fo:margin-top="0in" fo:margin-bottom="0.0835in" fo:line-height="200%" fo:hyphenation-ladder-count="no-limit"/>
      <style:text-properties fo:hyphenate="false" fo:hyphenation-remain-char-count="0" fo:hyphenation-push-char-count="0"/>
    </style:style>
    <style:style style:name="Palatino" style:family="paragraph" style:parent-style-name="Normal">
      <style:paragraph-properties fo:hyphenation-ladder-count="no-limit">
        <style:tab-stops>
          <style:tab-stop style:position="-0.0209in"/>
          <style:tab-stop style:position="0.1972in"/>
        </style:tab-stops>
      </style:paragraph-properties>
      <style:text-properties fo:color="#000000" style:font-name="Times New Roman" fo:font-size="11pt" style:font-size-asian="11pt" fo:hyphenate="false" fo:hyphenation-remain-char-count="0" fo:hyphenation-push-char-count="0"/>
    </style:style>
    <style:style style:name="HTML_20_Body" style:display-name="HTML Body" style:family="paragraph">
      <style:paragraph-properties fo:hyphenation-ladder-count="no-limit" style:text-autospace="none"/>
      <style:text-properties style:font-name="Arial" style:language-asian="nb" style:country-asian="NO" fo:hyphenate="false" fo:hyphenation-remain-char-count="0" fo:hyphenation-push-char-count="0"/>
    </style:style>
    <style:style style:name="Body_20_Text_20_Indent" style:display-name="Body Text Indent" style:family="paragraph" style:parent-style-name="Normal">
      <style:paragraph-properties fo:margin-left="0.1965in" fo:margin-right="0in" fo:margin-top="0in" fo:margin-bottom="0.0835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Footnote_20_Text" style:display-name="Footnote Text" style:family="paragraph" style:parent-style-name="Normal">
      <style:paragraph-properties fo:hyphenation-ladder-count="no-limit"/>
      <style:text-properties style:font-name="Times New Roman" fo:font-size="10pt" style:font-size-asian="10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xl28" style:family="paragraph" style:parent-style-name="Normal">
      <style:paragraph-properties fo:margin-top="0.0693in" fo:margin-bottom="0.0693in" fo:hyphenation-ladder-count="no-limit" fo:padding="0in" fo:border-left="0.0071in solid #000000" fo:border-right="none" fo:border-top="none" fo:border-bottom="none" style:shadow="none"/>
      <style:text-properties style:font-name="Times New Roman" fo:language="en" fo:country="US" fo:font-weight="bold" style:language-asian="en" style:country-asian="US" style:font-weight-asian="bold" style:font-size-complex="12pt" style:font-weight-complex="bold" fo:hyphenate="false" fo:hyphenation-remain-char-count="0" fo:hyphenation-push-char-count="0"/>
    </style:style>
    <style:style style:name="Body_20_Text_20_3" style:display-name="Body Text 3" style:family="paragraph" style:parent-style-name="Normal">
      <style:paragraph-properties fo:margin-top="0in" fo:margin-bottom="0.0835in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Times New Roman" style:font-size-complex="12pt" fo:hyphenate="false" fo:hyphenation-remain-char-count="0" fo:hyphenation-push-char-count="0"/>
    </style:style>
    <style:style style:name="Overskrift_20_4.0" style:display-name="Overskrift 4.0" style:family="paragraph" style:parent-style-name="Normal" style:auto-update="true">
      <style:paragraph-properties fo:line-height="150%" fo:hyphenation-ladder-count="no-limit"/>
      <style:text-properties fo:color="#000000" style:font-name="Arial" fo:font-size="10pt" fo:font-style="italic" style:font-size-asian="10pt" style:language-asian="en" style:country-asian="US" style:font-style-asian="italic" fo:hyphenate="false" fo:hyphenation-remain-char-count="0" fo:hyphenation-push-char-count="0"/>
    </style:style>
    <style:style style:name="Overskrift_20_0" style:display-name="Overskrift 0" style:family="paragraph" style:parent-style-name="Normal" style:auto-update="true">
      <style:paragraph-properties fo:line-height="150%" fo:hyphenation-ladder-count="no-limit"/>
      <style:text-properties fo:font-variant="small-caps" fo:color="#000000" style:font-name="Arial" fo:font-size="24pt" style:font-size-asian="24pt" style:language-asian="en" style:country-asian="US" style:font-size-complex="24pt" fo:hyphenate="false" fo:hyphenation-remain-char-count="0" fo:hyphenation-push-char-count="0"/>
    </style:style>
    <style:style style:name="Stil2" style:family="paragraph" style:parent-style-name="Normal" style:auto-update="true">
      <style:paragraph-properties fo:line-height="150%" fo:text-align="justify" style:justify-single-word="false" fo:hyphenation-ladder-count="no-limit"/>
      <style:text-properties fo:color="#000000" style:font-name="Arial" fo:font-size="10pt" style:font-size-asian="10pt" style:language-asian="en" style:country-asian="US" fo:hyphenate="false" fo:hyphenation-remain-char-count="0" fo:hyphenation-push-char-count="0"/>
    </style:style>
    <style:style style:name="Stil_20_Overskrift_20_2_20__2b__20_Ikke_20_Fet" style:display-name="Stil Overskrift 2 + Ikke Fet" style:family="paragraph" style:parent-style-name="Heading_20_2" style:auto-update="true" style:default-outline-level="2" style:list-style-name="">
      <style:paragraph-properties fo:margin-top="0in" fo:margin-bottom="0in" fo:line-height="150%" fo:hyphenation-ladder-count="no-limit"/>
      <style:text-properties fo:color="#000000" fo:font-size="10pt" fo:font-style="normal" style:font-size-asian="10pt" style:language-asian="en" style:country-asian="US" style:font-style-asian="normal" style:font-name-complex="Times New Roman" style:font-size-complex="10pt" style:font-style-complex="normal" style:font-weight-complex="normal" fo:hyphenate="false" fo:hyphenation-remain-char-count="0" fo:hyphenation-push-char-count="0"/>
    </style:style>
    <style:style style:name="Stil4" style:family="paragraph" style:parent-style-name="Normal" style:auto-update="true">
      <style:paragraph-properties fo:hyphenation-ladder-count="no-limit"/>
      <style:text-properties fo:font-variant="small-caps" fo:color="#000000" style:font-name="Arial" fo:font-size="16pt" fo:font-weight="bold" style:font-size-asian="16pt" style:language-asian="en" style:country-asian="US" style:font-weight-asian="bold" style:font-size-complex="16pt" fo:hyphenate="fals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139in" fo:margin-right="0in" fo:line-height="150%" fo:hyphenation-ladder-count="no-limit" fo:text-indent="0in" style:auto-text-indent="false">
        <style:tab-stops/>
      </style:paragraph-properties>
      <style:text-properties fo:font-variant="small-caps" fo:color="#000000" style:font-name="Times New Roman" fo:font-size="10pt" fo:language="en" fo:country="US" style:font-size-asian="10pt" style:language-asian="en" style:country-asian="US" fo:hyphenate="fals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.0835in" fo:hyphenation-ladder-count="no-limit"/>
      <style:text-properties fo:text-transform="uppercase" fo:color="#000000" style:font-name="Arial" fo:font-size="10pt" fo:language="en" fo:country="US" fo:font-weight="bold" style:font-size-asian="10pt" style:language-asian="en" style:country-asian="US" style:font-weight-asian="bold" style:font-weight-complex="bold" fo:hyphenate="false" fo:hyphenation-remain-char-count="0" fo:hyphenation-push-char-count="0"/>
    </style:style>
    <style:style style:name="Body" style:family="paragraph" style:parent-style-name="Normal">
      <style:paragraph-properties fo:line-height="0.1945in" fo:hyphenation-ladder-count="no-limit"/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text-align="justify" style:justify-single-word="false" fo:hyphenation-ladder-count="no-limit"/>
      <style:text-properties style:font-name="New Century Schoolbook" fo:font-size="10pt" style:font-size-asian="10pt" style:font-name-complex="New Century Schoolbook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1pt" fo:language="nb" fo:country="NO" fo:font-weight="bold" style:font-size-asian="11pt" style:language-asian="nb" style:country-asian="NO" style:font-weight-asian="bold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Arial" fo:font-size="14pt" fo:language="nb" fo:country="NO" fo:font-style="italic" fo:font-weight="bold" style:font-size-asian="14pt" style:language-asian="nb" style:country-asian="NO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fo:font-size="14pt" fo:language="nb" fo:country="NO" fo:font-weight="bold" style:font-size-asian="14pt" style:language-asian="nb" style:country-asian="NO" style:font-weight-asian="bold" style:font-size-complex="14pt" style:language-complex="ar" style:country-complex="SA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Reference" style:display-name="Footnote Reference" style:family="text" style:parent-style-name="Default_20_Paragraph_20_Font">
      <style:text-properties style:text-position="super 10%"/>
    </style:style>
    <style:style style:name="HTML_20_Typewriter" style:display-name="HTML Typewriter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spelle" style:family="text" style:parent-style-name="Default_20_Paragraph_20_Font"/>
    <style:style style:name="Overskrift_20_0_20_Tegn" style:display-name="Overskrift 0 Tegn" style:family="text" style:parent-style-name="Default_20_Paragraph_20_Font">
      <style:text-properties fo:font-variant="small-caps" fo:color="#000000" style:font-name="Arial" fo:font-size="24pt" fo:language="nb" fo:country="NO" style:font-size-asian="24pt" style:language-asian="en" style:country-asian="US" style:font-size-complex="24pt" style:language-complex="ar" style:country-complex="SA"/>
    </style:style>
    <style:style style:name="Emphasis" style:family="text" style:parent-style-name="Default_20_Paragraph_20_Font">
      <style:text-properties style:font-name="Verdana" fo:font-size="9pt" fo:font-style="italic" style:font-size-asian="9pt" style:font-style-asian="italic" style:font-size-complex="9pt" style:font-style-complex="italic"/>
    </style:style>
    <style:style style:name="tablecopy1" style:family="text" style:parent-style-name="Default_20_Paragraph_20_Font">
      <style:text-properties fo:color="#000000" style:font-name="Verdana" fo:font-size="8.5pt" style:font-size-asian="8.5pt" style:font-size-complex="8.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title1" style:family="text" style:parent-style-name="Default_20_Paragraph_20_Font">
      <style:text-properties fo:color="#ce9a31" style:font-name="Times New Roman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1" style:display-name="WW_CharOUTLINELVL1" style:family="text">
      <style:text-properties style:font-name-complex="Symbol"/>
    </style:style>
    <style:style style:name="WW_5f_CharLFO1LVL1" style:display-name="WW_CharLFO1LVL1" style:family="text">
      <style:text-properties style:font-name="Symbol" style:font-name-complex="Symbol"/>
    </style:style>
    <style:style style:name="WW_5f_CharLFO2LVL1" style:display-name="WW_CharLFO2LVL1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a0" style:family="graphic"/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_5f_CharOUTLINELVL1" style:num-suffix="." style:num-format="1">
        <style:list-level-properties text:space-before="0.3839in" text:min-label-width="0.25in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gp-topptekst1">
      <style:paragraph-properties fo:text-align="start" style:justify-single-word="false"/>
    </style:style>
    <style:style style:name="MP2" style:family="paragraph" style:parent-style-name="gp-topp2">
      <style:paragraph-properties fo:line-height="0.1665in"/>
    </style:style>
    <style:style style:name="MP3" style:family="paragraph" style:parent-style-name="gp-topp4">
      <style:paragraph-properties fo:line-height="0.1665in"/>
    </style:style>
    <style:style style:name="MP4" style:family="paragraph" style:parent-style-name="gp-bunn1">
      <style:text-properties fo:language="en" fo:country="GB"/>
    </style:style>
    <style:style style:name="MP5" style:family="paragraph" style:parent-style-name="Normal">
      <style:paragraph-properties fo:line-height="0.1665in"/>
    </style:style>
    <style:style style:name="MT1" style:family="text">
      <style:text-properties fo:language="en" fo:country="GB"/>
    </style:style>
    <style:style style:name="Mfr1" style:family="graphic" style:parent-style-name="a0">
      <style:graphic-properties fo:margin-left="0.1252in" fo:margin-right="0.1252in" fo:margin-top="0.1252in" fo:margin-bottom="0.1252in" style:wrap="parallel" style:number-wrapped-paragraphs="no-limit" style:vertical-pos="from-top" style:vertical-rel="page" style:horizontal-pos="from-left" style:horizontal-rel="page" fo:padding="0in" fo:border="none" style:shadow="none" style:writing-mode="lr-tb"/>
    </style:style>
    <style:style style:name="Mfr2" style:family="graphic" style:parent-style-name="OLE">
      <style:graphic-properties style:vertical-pos="top" style:vertical-rel="baseline" draw:ole-draw-aspect="1" draw:visible-area-width="1.9685in" draw:visible-area-height="1.9685in"/>
    </style:style>
    <style:style style:name="Mfr3" style:family="graphic" style:parent-style-name="a0">
      <style:graphic-properties style:wrap="parallel" style:number-wrapped-paragraphs="no-limit" style:vertical-pos="from-top" style:vertical-rel="page" style:horizontal-pos="left" style:horizontal-rel="page-content" fo:padding="0in" fo:border="none" style:shadow="none"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in" fo:page-height="11.6807in" style:num-format="1" style:print-orientation="portrait" fo:margin-top="0.4957in" fo:margin-bottom="0.5909in" fo:margin-left="0.7091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0791in" fo:margin-left="0in" fo:margin-right="0in" fo:margin-bottom="0in" style:dynamic-spacing="true"/>
      </style:header-style>
      <style:footer-style>
        <style:header-footer-properties fo:min-height="0.393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rame1" text:anchor-type="paragraph" svg:x="1.6508in" svg:y="0.5764in" svg:width="5.5126in" draw:z-index="0"><draw:text-box fo:min-height="0.0161in"><text:p text:style-name="gp-topp1">UNIVERSITETET <text:line-break/>I OSLO</text:p></draw:text-box></draw:frame><draw:frame draw:style-name="Mfr1" draw:name="1" text:anchor-type="paragraph" svg:x="0.6854in" svg:y="0.4673in" svg:width="5.5126in" draw:z-index="1"><draw:text-box fo:min-height="0.0161in"><text:p text:style-name="gp-logo"><draw:frame draw:style-name="Mfr2" draw:name="Picture 1" text:anchor-type="as-char" svg:width="0.778in" style:rel-width="scale" svg:height="0.7917in" style:rel-height="scale" draw:z-index="2"><draw:object-ole xlink:href="./Object 1" xlink:type="simple" xlink:show="embed" xlink:actuate="onLoad"/><draw:image xlink:href="./ObjectReplacements/Object 1" xlink:type="simple" xlink:show="embed" xlink:actuate="onLoad"/></draw:frame></text:p></draw:text-box></draw:frame><draw:frame draw:style-name="Mfr1" draw:name="2" text:anchor-type="paragraph" svg:x="5.6047in" svg:y="0.7008in" svg:width="2.2091in" draw:z-index="3"><draw:text-box fo:min-height="0.0161in"><text:p text:style-name="MP2">DET MATEMATISK-NATURVITENSKAPELIGE FAKULTET</text:p><text:p text:style-name="MP3"/></draw:text-box></draw:frame></text:p>
      </style:header>
      <style:footer>
        <text:p text:style-name="Normal"><draw:frame draw:style-name="Mfr1" draw:name="3" text:anchor-type="paragraph" svg:x="0.6063in" svg:y="10.9681in" svg:width="2.7563in" draw:z-index="4"><draw:text-box fo:min-height="0.0161in"><text:p text:style-name="gp-sidetall"><text:span text:style-name="Default_20_Paragraph_20_Font"><text:span text:style-name="MT1">Side </text:span></text:span><text:page-number style:num-format="1" text:select-page="current">2</text:page-number></text:p></draw:text-box></draw:frame><draw:frame draw:style-name="Mfr1" draw:name="4" text:anchor-type="paragraph" svg:x="0.6854in" svg:y="10.9181in" svg:width="2.7563in" draw:z-index="5"><draw:text-box fo:min-height="0.0161in"><text:p text:style-name="MP4">Faculty of Mathematics and Natural Sciences</text:p><text:p text:style-name="gp-bunn2">University of Oslo</text:p></draw:text-box></draw:frame></text:p>
      </style:footer>
    </style:master-page>
    <style:master-page style:name="MPF0" style:page-layout-name="Mpm2" style:next-style-name="MP0">
      <style:header>
        <text:p text:style-name="Normal"><draw:frame draw:style-name="Mfr1" draw:name="5" text:anchor-type="paragraph" svg:x="0.6854in" svg:y="0.4673in" svg:width="5.5126in" draw:z-index="6"><draw:text-box fo:min-height="0.0161in"><text:p text:style-name="gp-logo"><draw:frame draw:style-name="Mfr2" draw:name="Picture 2" text:anchor-type="as-char" svg:width="0.778in" style:rel-width="scale" svg:height="0.7917in" style:rel-height="scale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  <text:p text:style-name="Normal"><draw:frame draw:style-name="Mfr1" draw:name="6" text:anchor-type="paragraph" svg:x="1.6508in" svg:y="0.5764in" svg:width="5.5126in" draw:z-index="8"><draw:text-box fo:min-height="0.0161in"><text:p text:style-name="gp-topp1">UNIVERSITETET <text:line-break/>I OSLO</text:p></draw:text-box></draw:frame></text:p>
        <text:p text:style-name="Normal"><draw:frame draw:style-name="Mfr1" draw:name="7" text:anchor-type="paragraph" svg:x="5.6047in" svg:y="0.7008in" svg:width="2.2091in" draw:z-index="9"><draw:text-box fo:min-height="0.0161in"><text:p text:style-name="MP2">DET MATEMATISK-NATURVITENSKAPELIGE FAKULTET</text:p><text:p text:style-name="MP3"/></draw:text-box></draw:frame></text:p>
        <text:p text:style-name="Normal"><draw:frame draw:style-name="Mfr3" draw:name="8" text:anchor-type="paragraph" svg:y="1.2618in" svg:width="5.9063in" draw:z-index="10"><draw:text-box fo:min-height="0.0161in"><text:p text:style-name="MP5"/></draw:text-box></draw:frame></text:p>
      </style:header>
      <style:footer>
        <text:p text:style-name="Normal"><draw:frame draw:style-name="Mfr1" draw:name="9" text:anchor-type="paragraph" svg:x="0.6854in" svg:y="10.9181in" svg:width="2.7563in" draw:z-index="11"><draw:text-box fo:min-height="0.0161in"><text:p text:style-name="MP4">Faculty of Mathematics and Natural Sciences</text:p><text:p text:style-name="gp-bunn2">University of Oslo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Fornavn Etternavn</dc:title>
    <meta:initial-creator>Gorm Christiansen</meta:initial-creator>
    <dc:creator>Kjetil Kjernsmo</dc:creator>
    <meta:creation-date>2011-10-26T20:00:00Z</meta:creation-date>
    <dc:date>2012-08-16T13:04:19</dc:date>
    <meta:print-date>2004-06-28T09:38:00Z</meta:print-date>
    <meta:editing-cycles>7</meta:editing-cycles>
    <meta:editing-duration>PT01H12M30S</meta:editing-duration>
    <meta:document-statistic meta:table-count="0" meta:image-count="0" meta:object-count="2" meta:page-count="2" meta:paragraph-count="41" meta:word-count="261" meta:character-count="2061"/>
    <meta:template xlink:type="simple" xlink:actuate="onRequest" xlink:title="" xlink:href="Normal.dotm"/>
  </office:meta>
</office:document-meta>
</file>